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3" svg:font-family="Arial" style:font-family-generic="swiss"/>
    <style:font-face style:name="Arial CE" svg:font-family="'Arial C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0285in" table:align="left"/>
    </style:style>
    <style:style style:name="Table1.A" style:family="table-column">
      <style:table-column-properties style:column-width="1.3951in"/>
    </style:style>
    <style:style style:name="Table1.B" style:family="table-column">
      <style:table-column-properties style:column-width="0.6701in"/>
    </style:style>
    <style:style style:name="Table1.C" style:family="table-column">
      <style:table-column-properties style:column-width="1.0785in"/>
    </style:style>
    <style:style style:name="Table1.D" style:family="table-column">
      <style:table-column-properties style:column-width="0.909in"/>
    </style:style>
    <style:style style:name="Table1.E" style:family="table-column">
      <style:table-column-properties style:column-width="0.6236in"/>
    </style:style>
    <style:style style:name="Table1.G" style:family="table-column">
      <style:table-column-properties style:column-width="0.7285in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A2" style:family="table-cell">
      <style:table-cell-properties fo:padding="0.0382in" fo:border="none"/>
    </style:style>
    <style:style style:name="Table1.C2" style:family="table-cell" style:data-style-name="N0">
      <style:table-cell-properties fo:padding="0.0382in" fo:border="none"/>
    </style:style>
    <style:style style:name="Table1.C8" style:family="table-cell" style:data-style-name="N0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25in" table:align="margins"/>
    </style:style>
    <style:style style:name="Table2.A" style:family="table-column">
      <style:table-column-properties style:column-width="1.1389in" style:rel-column-width="11941*"/>
    </style:style>
    <style:style style:name="Table2.B" style:family="table-column">
      <style:table-column-properties style:column-width="5.1111in" style:rel-column-width="53594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P1" style:family="paragraph" style:parent-style-name="Standard">
      <style:paragraph-properties fo:text-align="justify" style:justify-single-word="false" style:text-autospace="none"/>
      <style:text-properties style:font-name="Arial" fo:font-size="11pt" fo:language="cs" fo:country="CZ" fo:font-weight="normal" style:font-name-asian="Arial CE" style:font-size-asian="11pt" style:font-weight-asian="normal" style:font-name-complex="Arial CE" style:font-size-complex="11pt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1pt" fo:language="cs" fo:country="CZ" fo:font-weight="normal" style:font-name-asian="Arial3" style:font-size-asian="11pt" style:font-weight-asian="normal" style:font-name-complex="Arial3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language="cs" fo:country="CZ" style:font-name-asian="Arial CE" style:font-size-asian="11pt" style:font-name-complex="Arial CE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language="cs" fo:country="CZ" style:font-size-asian="11pt" style:font-size-complex="11pt"/>
    </style:style>
    <style:style style:name="P5" style:family="paragraph" style:parent-style-name="Standard">
      <style:paragraph-properties fo:text-align="end" style:justify-single-word="false" style:text-autospace="none"/>
      <style:text-properties style:font-name="Arial CE" fo:font-size="11pt" fo:language="cs" fo:country="CZ" fo:font-weight="normal" style:font-name-asian="Arial CE" style:font-size-asian="11pt" style:font-weight-asian="normal" style:font-name-complex="Arial CE" style:font-size-complex="11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 CE" fo:font-size="11pt" fo:language="cs" fo:country="CZ" fo:font-weight="normal" style:font-name-asian="Arial CE" style:font-size-asian="11pt" style:font-weight-asian="normal" style:font-name-complex="Arial CE" style:font-size-complex="11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 CE" fo:font-size="11pt" fo:language="cs" fo:country="CZ" fo:font-weight="normal" style:font-name-asian="Arial CE" style:font-size-asian="11pt" style:font-weight-asian="normal" style:font-name-complex="Arial CE" style:font-size-complex="11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3" fo:font-size="20pt" fo:language="cs" fo:country="CZ" fo:font-weight="bold" style:font-name-asian="Arial3" style:font-size-asian="20pt" style:font-weight-asian="bold" style:font-name-complex="Arial3" style:font-size-complex="20pt" style:font-weight-complex="bold"/>
    </style:style>
    <style:style style:name="P9" style:family="paragraph" style:parent-style-name="Standard">
      <style:paragraph-properties fo:text-align="end" style:justify-single-word="false" style:text-autospace="none"/>
      <style:text-properties style:font-name="Arial3" fo:font-size="20pt" fo:language="cs" fo:country="CZ" fo:font-weight="bold" style:font-name-asian="Arial3" style:font-size-asian="20pt" style:font-weight-asian="bold" style:font-name-complex="Arial3" style:font-size-complex="20pt" style:font-weight-complex="bold"/>
    </style:style>
    <style:style style:name="P10" style:family="paragraph" style:parent-style-name="Standard">
      <style:paragraph-properties fo:text-align="end" style:justify-single-word="false" style:text-autospace="none"/>
      <style:text-properties style:font-name="Arial3" fo:font-size="11pt" fo:language="cs" fo:country="CZ" fo:font-weight="normal" style:font-name-asian="Arial3" style:font-size-asian="11pt" style:font-weight-asian="normal" style:font-name-complex="Arial3" style:font-size-complex="11pt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3" fo:font-size="11pt" fo:language="cs" fo:country="CZ" fo:font-weight="normal" style:font-name-asian="Arial3" style:font-size-asian="11pt" style:font-weight-asian="normal" style:font-name-complex="Arial3" style:font-size-complex="11pt" style:font-weight-complex="normal"/>
    </style:style>
    <style:style style:name="P12" style:family="paragraph" style:parent-style-name="Standard">
      <style:paragraph-properties fo:text-align="end" style:justify-single-word="false" style:text-autospace="none"/>
      <style:text-properties style:font-name="Arial3" fo:font-size="9pt" fo:language="cs" fo:country="CZ" fo:font-weight="normal" style:font-name-asian="Arial3" style:font-size-asian="9pt" style:font-weight-asian="normal" style:font-name-complex="Arial3" style:font-size-complex="9pt" style:font-weight-complex="normal"/>
    </style:style>
    <style:style style:name="P13" style:family="paragraph" style:parent-style-name="Table_20_Contents">
      <style:paragraph-properties fo:margin-top="0in" fo:margin-bottom="0in" fo:text-align="start" style:justify-single-word="false"/>
      <style:text-properties style:font-name="Arial" fo:font-size="9.5pt" fo:language="cs" fo:country="CZ" style:font-size-asian="9.5pt" style:font-size-complex="9.5pt"/>
    </style:style>
    <style:style style:name="P14" style:family="paragraph" style:parent-style-name="Table_20_Contents">
      <style:paragraph-properties fo:margin-top="0in" fo:margin-bottom="0in" fo:text-align="center" style:justify-single-word="false"/>
      <style:text-properties style:font-name="Arial" fo:font-size="9.5pt" fo:language="cs" fo:country="CZ" style:font-size-asian="9.5pt" style:font-size-complex="9.5pt"/>
    </style:style>
    <style:style style:name="P15" style:family="paragraph" style:parent-style-name="Table_20_Contents">
      <style:paragraph-properties fo:margin-top="0in" fo:margin-bottom="0in" fo:text-align="start" style:justify-single-word="false"/>
      <style:text-properties style:font-name="Arial" fo:font-size="9.5pt" fo:language="cs" fo:country="CZ" style:font-name-asian="Lucida Sans Unicode" style:font-size-asian="9.5pt" style:font-name-complex="Mangal" style:font-size-complex="9.5pt"/>
    </style:style>
    <style:style style:name="P16" style:family="paragraph" style:parent-style-name="Table_20_Contents">
      <style:paragraph-properties fo:margin-top="0in" fo:margin-bottom="0in" fo:text-align="start" style:justify-single-word="false"/>
      <style:text-properties style:font-name="Arial" fo:font-size="10pt" fo:language="cs" fo:country="CZ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able_20_Contents">
      <style:paragraph-properties fo:margin-top="0in" fo:margin-bottom="0in" fo:text-align="center" style:justify-single-word="false"/>
      <style:text-properties style:font-name="Arial" fo:font-size="10pt" fo:language="cs" fo:country="CZ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able_20_Contents">
      <style:paragraph-properties fo:margin-top="0in" fo:margin-bottom="0in" fo:text-align="start" style:justify-single-word="false"/>
      <style:text-properties style:font-name="Arial" fo:font-size="10pt" fo:language="cs" fo:country="CZ" style:font-size-asian="10pt" style:font-size-complex="10pt"/>
    </style:style>
    <style:style style:name="P19" style:family="paragraph" style:parent-style-name="Table_20_Contents">
      <style:paragraph-properties fo:margin-top="0in" fo:margin-bottom="0in" fo:text-align="start" style:justify-single-word="false"/>
      <style:text-properties style:font-name="Arial3" fo:font-size="10pt" fo:language="cs" fo:country="CZ" style:font-name-asian="Lucida Sans Unicode" style:font-size-asian="10pt" style:font-name-complex="Mangal" style:font-size-complex="10pt"/>
    </style:style>
    <style:style style:name="P20" style:family="paragraph" style:parent-style-name="Standard">
      <style:paragraph-properties fo:margin-left="0.75in" fo:margin-right="0.75in" fo:text-align="justify" style:justify-single-word="false" fo:text-indent="0in" style:auto-text-indent="false" style:text-autospace="none"/>
      <style:text-properties style:font-name="Arial CE" fo:font-size="11pt" fo:language="cs" fo:country="CZ" fo:font-weight="bold" style:font-name-asian="Arial CE" style:font-size-asian="11pt" style:font-weight-asian="bold" style:font-name-complex="Arial CE" style:font-size-complex="11pt" style:font-weight-complex="bold"/>
    </style:style>
    <style:style style:name="P21" style:family="paragraph" style:parent-style-name="Frame_20_contents">
      <style:paragraph-properties fo:margin-top="0in" fo:margin-bottom="0.2in" fo:text-align="justify" style:justify-single-word="false"/>
      <style:text-properties style:font-name="Arial" fo:font-size="10pt" fo:language="cs" fo:country="CZ" style:font-size-asian="10pt" style:font-size-complex="10pt"/>
    </style:style>
    <style:style style:name="P22" style:family="paragraph" style:parent-style-name="Frame_20_contents">
      <style:paragraph-properties fo:text-align="justify" style:justify-single-word="false"/>
      <style:text-properties style:font-name="Arial" fo:font-size="10pt" fo:language="cs" fo:country="CZ" fo:font-style="normal" style:font-size-asian="10pt" style:font-style-asian="normal" style:font-size-complex="10pt" style:font-style-complex="normal"/>
    </style:style>
    <style:style style:name="P23" style:family="paragraph" style:parent-style-name="Footnote">
      <style:paragraph-properties fo:margin-top="0in" fo:margin-bottom="0.0402in"/>
      <style:text-properties fo:language="cs" fo:country="CZ"/>
    </style:style>
    <style:style style:name="P24" style:family="paragraph" style:parent-style-name="Footnote">
      <style:paragraph-properties fo:margin-top="0in" fo:margin-bottom="0.0402in"/>
      <style:text-properties fo:font-size="8pt" fo:language="cs" fo:country="CZ" fo:font-style="italic" style:font-size-asian="8pt" style:font-style-asian="italic" style:font-size-complex="8pt" style:font-style-complex="italic"/>
    </style:style>
    <style:style style:name="P25" style:family="paragraph" style:parent-style-name="Footnote">
      <style:text-properties fo:language="cs" fo:country="CZ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Arial" fo:font-size="11pt" fo:language="cs" fo:country="CZ" fo:font-weight="normal" style:font-name-asian="Arial CE" style:font-size-asian="11pt" style:font-weight-asian="normal" style:font-name-complex="Arial CE" style:font-size-complex="11pt" style:font-weight-complex="normal"/>
    </style:style>
    <style:style style:name="P27" style:family="paragraph" style:parent-style-name="Standard" style:list-style-name="L2">
      <style:paragraph-properties fo:text-align="justify" style:justify-single-word="false" style:text-autospace="none"/>
      <style:text-properties style:font-name="Arial" fo:font-size="11pt" fo:language="cs" fo:country="CZ" fo:font-weight="normal" style:font-name-asian="Arial CE" style:font-size-asian="11pt" style:font-weight-asian="normal" style:font-name-complex="Arial CE" style:font-size-complex="11pt" style:font-weight-complex="normal"/>
    </style:style>
    <style:style style:name="P28" style:family="paragraph" style:parent-style-name="Standard" style:list-style-name="L2">
      <style:paragraph-properties fo:text-align="start" style:justify-single-word="false" style:text-autospace="none"/>
      <style:text-properties style:font-name="Arial" fo:font-size="11pt" fo:language="cs" fo:country="CZ" fo:font-weight="normal" style:font-name-asian="Arial CE" style:font-size-asian="11pt" style:font-weight-asian="normal" style:font-name-complex="Arial CE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language="cs" fo:country="CZ" style:font-name-asian="Arial CE" style:font-size-asian="11pt" style:font-name-complex="Arial CE" style:font-size-complex="11pt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Arial" fo:font-size="11pt" fo:language="cs" fo:country="CZ" style:font-name-asian="Arial CE" style:font-size-asian="11pt" style:font-name-complex="Arial CE" style:font-size-complex="11pt"/>
    </style:style>
    <style:style style:name="P31" style:family="paragraph" style:parent-style-name="Standard" style:list-style-name="L5">
      <style:paragraph-properties fo:text-align="start" style:justify-single-word="false"/>
      <style:text-properties style:font-name="Arial" fo:font-size="11pt" fo:language="cs" fo:country="CZ" style:font-name-asian="Arial CE" style:font-size-asian="11pt" style:font-name-complex="Arial CE" style:font-size-complex="11pt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Arial" fo:font-size="11pt" fo:language="cs" fo:country="CZ" fo:font-weight="bold" style:font-name-asian="Arial CE" style:font-size-asian="11pt" style:font-weight-asian="bold" style:font-name-complex="Arial CE" style:font-size-complex="11pt" style:font-weight-complex="bold"/>
    </style:style>
    <style:style style:name="P33" style:family="paragraph" style:parent-style-name="Standard" style:list-style-name="L3">
      <style:paragraph-properties fo:text-align="justify" style:justify-single-word="false"/>
      <style:text-properties fo:language="cs" fo:country="CZ"/>
    </style:style>
    <style:style style:name="P34" style:family="paragraph" style:parent-style-name="Text_20_body" style:list-style-name="L4">
      <style:text-properties fo:language="cs" fo:country="CZ"/>
    </style:style>
    <style:style style:name="P35" style:family="paragraph" style:parent-style-name="Text_20_body" style:list-style-name="L3">
      <style:text-properties fo:language="cs" fo:country="CZ"/>
    </style:style>
    <style:style style:name="P36" style:family="paragraph" style:parent-style-name="Text_20_body" style:list-style-name="L3">
      <style:paragraph-properties fo:text-align="start" style:justify-single-word="false"/>
      <style:text-properties style:font-name="Arial" fo:font-size="11pt" fo:language="cs" fo:country="CZ" style:font-size-asian="11pt" style:font-size-complex="11pt"/>
    </style:style>
    <style:style style:name="P37" style:family="paragraph" style:parent-style-name="List" style:list-style-name="L1">
      <style:text-properties fo:language="cs" fo:country="CZ"/>
    </style:style>
    <style:style style:name="P38" style:family="paragraph" style:parent-style-name="Heading_20_1">
      <style:text-properties fo:language="cs" fo:country="CZ"/>
    </style:style>
    <style:style style:name="P39" style:family="paragraph" style:parent-style-name="Heading_20_1">
      <style:text-properties fo:language="cs" fo:country="CZ" style:font-name-asian="Arial CE" style:font-name-complex="Arial CE"/>
    </style:style>
    <style:style style:name="P40" style:family="paragraph" style:parent-style-name="Heading_20_1">
      <style:text-properties fo:letter-spacing="-0.0043in" fo:language="cs" fo:country="CZ"/>
    </style:style>
    <style:style style:name="P41" style:family="paragraph" style:parent-style-name="Heading_20_5">
      <style:text-properties fo:language="cs" fo:country="CZ" style:font-name-asian="Arial CE" style:font-name-complex="Arial CE"/>
    </style:style>
    <style:style style:name="T1" style:family="text">
      <style:text-properties style:font-name="Arial CE" style:font-name-asian="Arial CE" style:font-name-complex="Arial CE"/>
    </style:style>
    <style:style style:name="T2" style:family="text">
      <style:text-properties style:font-name="Arial CE" fo:font-style="italic" style:font-name-asian="Arial CE" style:font-style-asian="italic" style:font-name-complex="Arial CE" style:font-style-complex="italic"/>
    </style:style>
    <style:style style:name="T3" style:family="text">
      <style:text-properties fo:language="en" fo:country="US" style:font-name-asian="Arial CE" style:font-name-complex="Arial CE"/>
    </style:style>
    <style:style style:name="T4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5" style:family="text">
      <style:text-properties style:font-name="Arial" fo:font-size="11pt" fo:font-style="italic" fo:font-weight="bold" style:font-name-asian="Arial3" style:font-size-asian="11pt" style:font-style-asian="italic" style:font-weight-asian="bold" style:font-name-complex="Arial3" style:font-size-complex="11pt" style:font-style-complex="italic" style:font-weight-complex="bold"/>
    </style:style>
    <style:style style:name="T6" style:family="text">
      <style:text-properties style:font-name="Arial" fo:font-size="11pt" fo:font-style="italic" fo:font-weight="normal" style:font-name-asian="Arial3" style:font-size-asian="11pt" style:font-style-asian="italic" style:font-weight-asian="normal" style:font-name-complex="Arial3" style:font-size-complex="11pt" style:font-style-complex="italic" style:font-weight-complex="normal"/>
    </style:style>
    <style:style style:name="T7" style:family="text">
      <style:text-properties style:font-name="Arial" fo:font-size="11pt" fo:font-style="italic" style:font-name-asian="Arial CE" style:font-size-asian="11pt" style:font-style-asian="italic" style:font-name-complex="Arial CE" style:font-size-complex="11pt" style:font-style-complex="italic"/>
    </style:style>
    <style:style style:name="T8" style:family="text">
      <style:text-properties style:font-name="Arial" fo:font-size="11pt" style:font-name-asian="Arial3" style:font-size-asian="11pt" style:font-name-complex="Arial3" style:font-size-complex="11pt"/>
    </style:style>
    <style:style style:name="T9" style:family="text">
      <style:text-properties style:font-name="Arial" fo:font-size="11pt" fo:font-weight="bold" style:font-name-asian="Arial3" style:font-size-asian="11pt" style:font-weight-asian="bold" style:font-name-complex="Arial3" style:font-size-complex="11pt" style:font-weight-complex="bold"/>
    </style:style>
    <style:style style:name="T10" style:family="text">
      <style:text-properties style:font-name="Arial" fo:font-size="11pt" fo:font-style="normal" fo:font-weight="normal" style:font-name-asian="Arial3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bold" style:font-name-asian="Arial3" style:font-size-asian="11pt" style:font-style-asian="normal" style:font-weight-asian="bold" style:font-name-complex="Arial3" style:font-size-complex="11pt" style:font-style-complex="normal" style:font-weight-complex="bold"/>
    </style:style>
    <style:style style:name="T12" style:family="text">
      <style:text-properties style:font-name="Arial" fo:font-size="11pt" style:font-name-asian="Arial CE" style:font-size-asian="11pt" style:font-name-complex="Arial CE" style:font-size-complex="11pt"/>
    </style:style>
    <style:style style:name="T13" style:family="text">
      <style:text-properties style:font-name="Arial" fo:font-style="italic" style:font-style-asian="italic" style:font-style-complex="italic"/>
    </style:style>
    <style:style style:name="T14" style:family="text">
      <style:text-properties style:font-name="Arial" style:font-name-asian="Arial CE" style:font-name-complex="Arial CE"/>
    </style:style>
    <style:style style:name="T15" style:family="text">
      <style:text-properties fo:font-style="italic" style:font-name-asian="Arial CE" style:font-style-asian="italic" style:font-name-complex="Arial CE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name-asian="Arial CE" style:font-style-asian="normal" style:font-name-complex="Arial CE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name-asian="Arial CE" style:font-style-asian="normal" style:font-name-complex="Arial CE" style:font-style-complex="normal"/>
    </style:style>
    <style:style style:name="T20" style:family="text">
      <style:text-properties style:font-name="Courier New" fo:font-style="italic" style:font-style-asian="italic" style:font-style-complex="italic"/>
    </style:style>
    <style:style style:name="T21" style:family="text">
      <style:text-properties style:font-name="Courier New" fo:font-style="italic" style:font-name-asian="Arial CE" style:font-style-asian="italic" style:font-name-complex="Arial CE" style:font-style-complex="italic"/>
    </style:style>
    <style:style style:name="T22" style:family="text">
      <style:text-properties style:font-name-asian="Arial CE" style:font-name-complex="Arial CE"/>
    </style:style>
    <style:style style:name="T23" style:family="text">
      <style:text-properties style:font-name="Arial3" style:font-name-asian="Arial3" style:font-name-complex="Arial3"/>
    </style:style>
    <style:style style:name="T24" style:family="text">
      <style:text-properties style:text-position="sub 58%" fo:font-style="italic" style:font-name-asian="Arial CE" style:font-style-asian="italic" style:font-name-complex="Arial CE" style:font-style-complex="italic"/>
    </style:style>
    <style:style style:name="T25" style:family="text">
      <style:text-properties fo:font-weight="bold" style:font-name-asian="Arial CE" style:font-weight-asian="bold" style:font-name-complex="Arial CE" style:font-weight-complex="bold"/>
    </style:style>
    <style:style style:name="T26" style:family="text">
      <style:text-properties style:text-underline-style="solid" style:text-underline-width="auto" style:text-underline-color="font-color" style:font-name-asian="Arial CE" style:font-name-complex="Arial CE"/>
    </style:style>
    <style:style style:name="fr1" style:family="graphic" style:parent-style-name="Frame">
      <style:graphic-properties fo:margin-top="0.0799in" fo:margin-bottom="0.45in" style:wrap="none" style:vertical-pos="from-top" style:vertical-rel="page" style:horizontal-pos="from-left" style:horizontal-rel="page" fo:padding="0in" fo:border="none" style:shadow="none"/>
    </style:style>
    <style:style style:name="fr2" style:family="graphic" style:parent-style-name="Frame">
      <style:graphic-properties fo:margin-top="0.0799in" fo:margin-bottom="0.5in" style:wrap="none" style:vertical-pos="from-top" style:vertical-rel="page" style:horizontal-pos="from-left" style:horizontal-rel="page" fo:padding="0in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1.0098in" svg:y="0.9783in" svg:width="6.25in" draw:z-index="0">
        <draw:text-box fo:min-height="2.348in">
          <text:p text:style-name="P21">Tabulka 1: Počet výměn disket a pracovní doba utilit puštěných pod emulátorem.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 table:number-columns-repeated="2"/>
            <table:table-column table:style-name="Table1.G"/>
            <table:table-row>
              <table:table-cell table:style-name="Table1.A1" office:value-type="string">
                <text:p text:style-name="P16">Titul</text:p>
                <text:p text:style-name="P16">(Vydavatel)</text:p>
              </table:table-cell>
              <table:table-cell table:style-name="Table1.A1" office:value-type="string">
                <text:p text:style-name="P17">Kapacita</text:p>
                <text:p text:style-name="P17">Formát</text:p>
              </table:table-cell>
              <table:table-cell table:style-name="Table1.A1" office:value-type="string">
                <text:p text:style-name="P17">Počet výměn</text:p>
                <text:p text:style-name="P17">bez komprese</text:p>
              </table:table-cell>
              <table:table-cell table:style-name="Table1.A1" office:value-type="string">
                <text:p text:style-name="P17">Poč. výměn</text:p>
                <text:p text:style-name="P17">s kompresí</text:p>
              </table:table-cell>
              <table:table-cell table:style-name="Table1.A1" office:value-type="string">
                <text:p text:style-name="P17">LZW v.1</text:p>
                <text:p text:style-name="P17">minut</text:p>
              </table:table-cell>
              <table:table-cell table:style-name="Table1.A1" office:value-type="string">
                <text:p text:style-name="P17">LZW v.2</text:p>
                <text:p text:style-name="P17">minut</text:p>
              </table:table-cell>
              <table:table-cell table:style-name="Table1.A1" office:value-type="string">
                <text:p text:style-name="P17">LZW v3.1</text:p>
                <text:p text:style-name="P17">minut</text:p>
              </table:table-cell>
            </table:table-row>
            <table:table-row>
              <table:table-cell table:style-name="Table1.A2" office:value-type="string">
                <text:p text:style-name="P13">Public Domain #5</text:p>
                <text:p text:style-name="P13">(Proxima)</text:p>
              </table:table-cell>
              <table:table-cell table:style-name="Table1.A2" office:value-type="string">
                <text:p text:style-name="P14">285.696</text:p>
                <text:p text:style-name="P14">31x9</text:p>
              </table:table-cell>
              <table:table-cell table:style-name="Table1.C2" office:value-type="float" office:value="6">
                <text:p text:style-name="P14">6</text:p>
              </table:table-cell>
              <table:table-cell table:style-name="Table1.C2" office:value-type="float" office:value="4">
                <text:p text:style-name="P14">4</text:p>
              </table:table-cell>
              <table:table-cell table:style-name="Table1.C2" office:value-type="float" office:value="18">
                <text:p text:style-name="P14">18</text:p>
              </table:table-cell>
              <table:table-cell table:style-name="Table1.C2" office:value-type="float" office:value="7">
                <text:p text:style-name="P14">7</text:p>
              </table:table-cell>
              <table:table-cell table:style-name="Table1.C2" office:value-type="float" office:value="4">
                <text:p text:style-name="P14">4</text:p>
              </table:table-cell>
            </table:table-row>
            <table:table-row>
              <table:table-cell table:style-name="Table1.A2" office:value-type="string">
                <text:p text:style-name="P13">Public Domain #8</text:p>
                <text:p text:style-name="P13">(Proxima)</text:p>
              </table:table-cell>
              <table:table-cell table:style-name="Table1.A2" office:value-type="string">
                <text:p text:style-name="P14">389.120</text:p>
                <text:p text:style-name="P14">38x10</text:p>
              </table:table-cell>
              <table:table-cell table:style-name="Table1.C2" office:value-type="float" office:value="8">
                <text:p text:style-name="P14">8</text:p>
              </table:table-cell>
              <table:table-cell table:style-name="Table1.C2" office:value-type="float" office:value="6">
                <text:p text:style-name="P14">6</text:p>
              </table:table-cell>
              <table:table-cell table:style-name="Table1.C2" office:value-type="float" office:value="26">
                <text:p text:style-name="P14">26</text:p>
              </table:table-cell>
              <table:table-cell table:style-name="Table1.C2" office:value-type="float" office:value="10">
                <text:p text:style-name="P14">10</text:p>
              </table:table-cell>
              <table:table-cell table:style-name="Table1.C2" office:value-type="float" office:value="5">
                <text:p text:style-name="P14">5</text:p>
              </table:table-cell>
            </table:table-row>
            <table:table-row>
              <table:table-cell table:style-name="Table1.A2" office:value-type="string">
                <text:p text:style-name="P13">Poster Maker disk #1</text:p>
                <text:p text:style-name="P13">(Perpetum)</text:p>
              </table:table-cell>
              <table:table-cell table:style-name="Table1.A2" office:value-type="string">
                <text:p text:style-name="P14">737.280</text:p>
                <text:p text:style-name="P14">80x9</text:p>
              </table:table-cell>
              <table:table-cell table:style-name="Table1.C2" office:value-type="float" office:value="15">
                <text:p text:style-name="P14">15</text:p>
              </table:table-cell>
              <table:table-cell table:style-name="Table1.C2" office:value-type="float" office:value="13">
                <text:p text:style-name="P14">13</text:p>
              </table:table-cell>
              <table:table-cell table:style-name="Table1.C2" office:value-type="float" office:value="60">
                <text:p text:style-name="P14">60</text:p>
              </table:table-cell>
              <table:table-cell table:style-name="Table1.C2" office:value-type="float" office:value="24">
                <text:p text:style-name="P14">24</text:p>
              </table:table-cell>
              <table:table-cell table:style-name="Table1.C2" office:value-type="float" office:value="11">
                <text:p text:style-name="P14">11</text:p>
              </table:table-cell>
            </table:table-row>
            <table:table-row>
              <table:table-cell table:style-name="Table1.A2" office:value-type="string">
                <text:p text:style-name="P13">Pedro na ostrove<text:span text:style-name="T23">…</text:span></text:p>
                <text:p text:style-name="P15">(Ultrasoft)</text:p>
              </table:table-cell>
              <table:table-cell table:style-name="Table1.A2" office:value-type="string">
                <text:p text:style-name="P14">819.200</text:p>
                <text:p text:style-name="P14">80x10</text:p>
              </table:table-cell>
              <table:table-cell table:style-name="Table1.C2" office:value-type="float" office:value="17">
                <text:p text:style-name="P14">17</text:p>
              </table:table-cell>
              <table:table-cell table:style-name="Table1.C2" office:value-type="float" office:value="3">
                <text:p text:style-name="P14">3</text:p>
              </table:table-cell>
              <table:table-cell table:style-name="Table1.C2" office:value-type="float" office:value="12">
                <text:p text:style-name="P14">12</text:p>
              </table:table-cell>
              <table:table-cell table:style-name="Table1.C2" office:value-type="float" office:value="10">
                <text:p text:style-name="P14">10</text:p>
              </table:table-cell>
              <table:table-cell table:style-name="Table1.C2" office:value-type="float" office:value="7">
                <text:p text:style-name="P14">7</text:p>
              </table:table-cell>
            </table:table-row>
            <table:table-row>
              <table:table-cell table:style-name="Table1.A2" office:value-type="string">
                <text:p text:style-name="P13"><text:span text:style-name="T23">ZX </text:span><text:span text:style-name="T23">603 + Utilities</text:span></text:p>
                <text:p text:style-name="P15">(Miroslav Beníček)</text:p>
              </table:table-cell>
              <table:table-cell table:style-name="Table1.A2" office:value-type="string">
                <text:p text:style-name="P14">368.640</text:p>
                <text:p text:style-name="P14">40x9</text:p>
              </table:table-cell>
              <table:table-cell table:style-name="Table1.C2" office:value-type="float" office:value="8">
                <text:p text:style-name="P14">8</text:p>
              </table:table-cell>
              <table:table-cell table:style-name="Table1.C2" office:value-type="float" office:value="6">
                <text:p text:style-name="P14">6</text:p>
              </table:table-cell>
              <table:table-cell table:style-name="Table1.C2" office:value-type="float" office:value="26">
                <text:p text:style-name="P14">26</text:p>
              </table:table-cell>
              <table:table-cell table:style-name="Table1.C2" office:value-type="float" office:value="10">
                <text:p text:style-name="P14">10</text:p>
              </table:table-cell>
              <table:table-cell table:style-name="Table1.C2" office:value-type="float" office:value="5">
                <text:p text:style-name="P14">5</text:p>
              </table:table-cell>
            </table:table-row>
            <table:table-row>
              <table:table-cell table:style-name="Table1.A2" office:value-type="string">
                <text:p text:style-name="P13">Color Draw</text:p>
                <text:p text:style-name="P13">(JHCS)</text:p>
              </table:table-cell>
              <table:table-cell table:style-name="Table1.A2" office:value-type="string">
                <text:p text:style-name="P14">322.560</text:p>
                <text:p text:style-name="P14">35x9</text:p>
              </table:table-cell>
              <table:table-cell table:style-name="Table1.C2" office:value-type="float" office:value="7">
                <text:p text:style-name="P14">7</text:p>
              </table:table-cell>
              <table:table-cell table:style-name="Table1.C2" office:value-type="float" office:value="3">
                <text:p text:style-name="P14">3</text:p>
              </table:table-cell>
              <table:table-cell table:style-name="Table1.C2" office:value-type="float" office:value="13">
                <text:p text:style-name="P14">13</text:p>
              </table:table-cell>
              <table:table-cell table:style-name="Table1.C2" office:value-type="float" office:value="6">
                <text:p text:style-name="P14">6</text:p>
              </table:table-cell>
              <table:table-cell table:style-name="Table1.C2" office:value-type="float" office:value="4">
                <text:p text:style-name="P14">4</text:p>
              </table:table-cell>
            </table:table-row>
            <table:table-row>
              <table:table-cell table:style-name="Table1.A1" office:value-type="string">
                <text:p text:style-name="P13">BASIC Apps &amp; Pics</text:p>
                <text:p text:style-name="P13">(vlastní tvorba)</text:p>
              </table:table-cell>
              <table:table-cell table:style-name="Table1.A1" office:value-type="string">
                <text:p text:style-name="P14">737.280</text:p>
                <text:p text:style-name="P14">80x9</text:p>
              </table:table-cell>
              <table:table-cell table:style-name="Table1.C8" office:value-type="float" office:value="15">
                <text:p text:style-name="P14">15</text:p>
              </table:table-cell>
              <table:table-cell table:style-name="Table1.C8" office:value-type="float" office:value="8">
                <text:p text:style-name="P14">8</text:p>
              </table:table-cell>
              <table:table-cell table:style-name="Table1.C8" office:value-type="float" office:value="43">
                <text:p text:style-name="P14">43</text:p>
              </table:table-cell>
              <table:table-cell table:style-name="Table1.C8" office:value-type="float" office:value="19">
                <text:p text:style-name="P14">19</text:p>
              </table:table-cell>
              <table:table-cell table:style-name="Table1.C8" office:value-type="float" office:value="9">
                <text:p text:style-name="P14">9</text:p>
              </table:table-cell>
            </table:table-row>
          </table:table>
          <text:p text:style-name="P22"/>
        </draw:text-box>
      </draw:frame>
      <draw:frame draw:style-name="fr2" draw:name="Frame2" text:anchor-type="page" text:anchor-page-number="3" svg:x="1.0098in" svg:y="1.0201in" svg:width="6.25in" draw:z-index="1">
        <draw:text-box fo:min-height="1.6953in">
          <text:p text:style-name="P21">Tabulka 2: Barevné kódy v oblasti Borderu a jejich význam.</text:p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16">Barva</text:p>
              </table:table-cell>
              <table:table-cell table:style-name="Table2.A1" office:value-type="string">
                <text:p text:style-name="P16">Význam</text:p>
              </table:table-cell>
            </table:table-row>
            <table:table-row>
              <table:table-cell table:style-name="Table2.A2" office:value-type="string">
                <text:p text:style-name="P18">Bílá</text:p>
              </table:table-cell>
              <table:table-cell table:style-name="Table2.A2" office:value-type="string">
                <text:p text:style-name="P18">Vše je vpořádku na není vyžadován uživatelský vstup.</text:p>
              </table:table-cell>
            </table:table-row>
            <table:table-row>
              <table:table-cell table:style-name="Table2.A2" office:value-type="string">
                <text:p text:style-name="P18">Zelená (Green)</text:p>
              </table:table-cell>
              <table:table-cell table:style-name="Table2.A2" office:value-type="string">
                <text:p text:style-name="P18">Očekáváno vložení zdrojové diskety do mechaniky A a stisk libovolné klávesy.</text:p>
              </table:table-cell>
            </table:table-row>
            <table:table-row>
              <table:table-cell table:style-name="Table2.A2" office:value-type="string">
                <text:p text:style-name="P19">Azurová (Cyan)</text:p>
              </table:table-cell>
              <table:table-cell table:style-name="Table2.A2" office:value-type="string">
                <text:p text:style-name="P18">Potvrzení formátu zdrojové diskety vypsaného jako <text:span text:style-name="T16">hexa-číslo</text:span> stiskem klávesy <text:span text:style-name="T16">P</text:span>.</text:p>
              </table:table-cell>
            </table:table-row>
            <table:table-row>
              <table:table-cell table:style-name="Table2.A2" office:value-type="string">
                <text:p text:style-name="P18">Žlutá</text:p>
              </table:table-cell>
              <table:table-cell table:style-name="Table2.A2" office:value-type="string">
                <text:p text:style-name="P18">Očekáváno vložení cílové diskety do mechaniky A a stisk libovolné klávesy.</text:p>
              </table:table-cell>
            </table:table-row>
            <table:table-row>
              <table:table-cell table:style-name="Table2.A1" office:value-type="string">
                <text:p text:style-name="P18">Černá</text:p>
              </table:table-cell>
              <table:table-cell table:style-name="Table2.A1" office:value-type="string">
                <text:p text:style-name="P18">Chyba čtení/zápisu sektoru (každá chyba je doprovázena vlastním pípnutím).</text:p>
              </table:table-cell>
            </table:table-row>
          </table:table>
          <text:p text:style-name="P22"/>
        </draw:text-box>
      </draw:frame>
      <text:p text:style-name="P9"/>
      <text:p text:style-name="P8"/>
      <text:p text:style-name="P8"/>
      <text:p text:style-name="P9">Set kopírovacích utilit "MDOS1 to PC"</text:p>
      <text:p text:style-name="P10"/>
      <text:p text:style-name="P10"/>
      <text:p text:style-name="P12">(<text:span text:style-name="T1">Tomáš Nestorovič, 20</text:span><text:span text:style-name="T14">14–2015)</text:span></text:p>
      <text:p text:style-name="P5"/>
      <text:p text:style-name="P6"/>
      <text:p text:style-name="P6"/>
      <text:p text:style-name="P6"/>
      <text:p text:style-name="P6"/>
      <text:p text:style-name="P6"/>
      <text:p text:style-name="P7">Tento set utilitek se snaží zjednodušit převod dat uložených na 3.5“ nebo 5.25“ disketách didaktiku na diskety PC. Set momentálně čítá tři utilitky (z nichž některé jsou pro zajímavost přiloženy i ve svých starších verzích) určené pro konfigurace s jednou nebo dvěma mechanikami Didaktik. Každá z těchto utilit sektorově kopíruje data diskety MDOSu 1.0 (na PC běžně nečitelné) na diskety kompatibilní s PC (typicky formátovaných přímo na PC). Jednotlivé utility jsou detailně popsány ve zbytku tohoto dokumentu.</text:p>
      <text:p text:style-name="P7"/>
      <text:p text:style-name="P20">Set utilit je vydán jako tzv. public domain bez jakékoliv záruky a s výstrahou použití pouze na vlastní nebezpečí. Autor nenese zodpovědnost za ztrátu dat nebo jejich poškození, případně hardwarové poruchy, které utility mohou způsobit.</text:p>
      <text:h text:style-name="P38" text:outline-level="1">Přehled utilit</text:h>
      <text:p text:style-name="P11">Tento set obsahuje následující utility:</text:p>
      <text:list xml:id="list839929328575566061" text:style-name="L1">
        <text:list-item>
          <text:p text:style-name="P37"><text:span text:style-name="T13">1DR</text:span><text:span text:style-name="T4">V.B<text:tab/><text:tab/></text:span><text:span text:style-name="T8">Kopírování na jediné mechanice</text:span><text:span text:style-name="T8">.<text:line-break/></text:span><text:span text:style-name="T9">Doporučeno pro přenos již komprimovaných dat, např. vydaných </text:span><text:span text:style-name="T5">Proximou</text:span></text:p>
        </text:list-item>
        <text:list-item>
          <text:p text:style-name="P37"><text:span text:style-name="T6">1DRVLZW1.B<text:tab/><text:tab/></text:span><text:span text:style-name="T10">Komprimované kopírování dat na jediné mechanice (</text:span><text:span text:style-name="T10">LZW algorit</text:span><text:span text:style-name="T10">mus</text:span><text:span text:style-name="T10">, </text:span><text:span text:style-name="T10">původní sekvenční implementace</text:span><text:span text:style-name="T10">).</text:span></text:p>
        </text:list-item>
        <text:list-item>
          <text:p text:style-name="P37"><text:span text:style-name="T6">1DRVLZW2.B<text:tab/><text:tab/></text:span><text:span text:style-name="T10">Komprimované kopírování dat na jediné mechanice (LZW algoritmus, binární vyhledávání v LZW slovníku).</text:span></text:p>
        </text:list-item>
        <text:list-item>
          <text:p text:style-name="P37"><text:span text:style-name="T6">1DRVLZW3*.B</text:span><text:span text:style-name="T10"><text:tab/>Komprimované kopírování dat na jediné mechanice (LZW algoritmus se slovníkem uloženým v AVL stromu).<text:line-break/></text:span><text:span text:style-name="T11">Doporučeno pro přenos nekomprimovaných dat, např. Basic, obrázky apod.</text:span></text:p>
        </text:list-item>
        <text:list-item>
          <text:p text:style-name="P37"><text:span text:style-name="T6">2DRVS.B</text:span><text:span text:style-name="T10"><text:tab/><text:tab/>Kopírování na dvou mechanikách.</text:span></text:p>
        </text:list-item>
      </text:list>
      <text:p text:style-name="P1"/>
      <text:p text:style-name="P1"/>
      <text:p text:style-name="P1"><text:soft-page-break/>Tabulka 1 pro ilustraci srovnává počet výměn disket a časy, které utility pracující s jedinou mechanikou potřebují pro přenos různých titulů. Pro úplnost dodejme, že tyto časy zahrnují jak kompresi tak dekompresi a byly měřeny v emulátoru s veškerou uživatelskou interakcí vypnutou.</text:p>
      <text:p text:style-name="P2"><text:span text:style-name="T22">Utility byly napsány tak, aby dovedly převést data z většiny (bohužel však ne všech) disket vydaných pro didaktik a chráněných proti kopírování. Pokud náhodou narazíte na titul, který tyto utility nedokážou řádně zkopírovat (např. </text:span><text:span text:style-name="T15">ZX603</text:span><text:span text:style-name="T22"> od </text:span><text:span text:style-name="T15">Miroslava Beníčka</text:span><text:span text:style-name="T22">), bude nutné sáhnout po jiných kopírovacích utilitách, např. </text:span><text:span text:style-name="T15">CPDRead</text:span><text:span text:style-name="T17"> a jeho doplněk </text:span><text:span text:style-name="T15">CPDWrite</text:span><text:span text:style-name="T22"><text:note text:id="ftn1" text:note-class="footnote"><text:note-citation>1</text:note-citation><text:note-body><text:p text:style-name="P23">http://sharpmz.zdechov.net/?catalog/files/utils/cpdr324.zip<text:span text:style-name="T18"> (čistě MS-DOSová aplikace)</text:span></text:p></text:note-body></text:note></text:span><text:span text:style-name="T22"> (díky </text:span><text:span text:style-name="T15">RomBoroví</text:span><text:span text:style-name="T22"> za jejich doporučení!). Tyto utility ale nemusí zkousnout diskety MDOSu 1.0. Řešení? Zkombinujte výsledek z </text:span><text:span text:style-name="T17">CPDRead se sektory obdrženými např. z 1DRV.B – dostanete tím plně funkční image (na tuto celkem jemnou práci budete potřebovat vhodný hexa-editor).</text:span></text:p>
      <text:h text:style-name="P39" text:outline-level="1">Nahrání utilit do didaktiku nebo spectra</text:h>
      <text:p text:style-name="P1">Pro použití těchto utilit na vašem didaktiku nebo spectru je nutno zazipovaný image zapsat na 2DD disketu. Naštěstí existuje spousta zdarma dostupných utilit, např <text:span text:style-name="T16">SAMdisk</text:span>,<text:note text:id="ftn2" text:note-class="footnote"><text:note-citation>2</text:note-citation><text:note-body><text:p text:style-name="P24">http://simonowen.com/samdisk</text:p></text:note-body></text:note> <text:span text:style-name="T16">CPCDiskXP</text:span><text:note text:id="ftn3" text:note-class="footnote"><text:note-citation>3</text:note-citation><text:note-body><text:p text:style-name="P23">http://www.cpcmania.com/cpcdiskxp/cpcdiskxp.htm</text:p></text:note-body></text:note> nebo <text:span text:style-name="T16">FDIO</text:span><text:note text:id="ftn4" text:note-class="footnote"><text:note-citation>4</text:note-citation><text:note-body><text:p text:style-name="P23">http://www.hp9845.net/9845/projects/fdio</text:p></text:note-body></text:note> pro Windows, popř. <text:span text:style-name="T16">DD</text:span><text:note text:id="ftn5" text:note-class="footnote"><text:note-citation>5</text:note-citation><text:note-body><text:p text:style-name="P25">http://linux.die.net/man/1/dd</text:p></text:note-body></text:note> pro uživatele Linuxu. Pro ilustraci zde uvedu postup za použití utility FDIO:</text:p>
      <text:list xml:id="list619268728730163184" text:style-name="L2">
        <text:list-item>
          <text:p text:style-name="P27">Pro zápis je nutná prázdná 2DD disketa. Z dnes mnohem dostupnější HD diskety vyrobíte její 2DD protějšek otočením si diskety štítkem k sobě (tak, aby škvírka umožňující zápis byla v dolním levém rohu) a z obou stran přelepením škvírky určující hustotu média (v pravém dolním rohu).</text:p>
        </text:list-item>
        <text:list-item>
          <text:p text:style-name="P27"><text:soft-page-break/>Zformátujte tuto disketu na 720kB. Pod Windows existuje univerzální cesta zadáním příkazu: <text:span text:style-name="T20">format a: /t:80 /n:9</text:span> . Budou-li hlášeny vadné sektory, použijte jinou disketu.</text:p>
        </text:list-item>
        <text:list-item>
          <text:p text:style-name="P28">Stáhněte utilitu FDIO a zadejte následující příkaz k zapsání image na disk vložený do interní mechaniky A:<text:line-break/><text:span text:style-name="T20">FDIO -dup mdos2pc.d80 a: -preset 2</text:span></text:p>
        </text:list-item>
      </text:list>
      <text:h text:style-name="P39" text:outline-level="1">(Opětovné) spuštění vybrané utility</text:h>
      <text:p text:style-name="P2"><text:span text:style-name="T22">Všechny utility se nahrávají na začátek VideoRAM, tj. na adresu 16384 (0x4000). Například utilitu </text:span><text:span text:style-name="T15">2DRVS.B</text:span><text:span text:style-name="T22"> lze nahrát zadáním:</text:span></text:p>
      <text:p text:style-name="P2"><text:span text:style-name="T22"><text:tab/></text:span><text:span text:style-name="T21">LOAD *“2DRVS“ SCREEN$</text:span></text:p>
      <text:p text:style-name="P1">Každá utilita je poté (opětovně) spuštěna zadáním příkazu:</text:p>
      <text:p text:style-name="P2"><text:span text:style-name="T21"><text:tab/>RANDOMIZE USR 16384</text:span><text:span text:style-name="T22"> </text:span></text:p>
      <text:p text:style-name="P2"><text:span text:style-name="T22">Před použitím utility si prosím </text:span><text:span text:style-name="T25">přečtěte</text:span><text:span text:style-name="T22"> její návod níže.</text:span></text:p>
      <text:h text:style-name="P38" text:outline-level="1"><text:span text:style-name="T1">Použití utility </text:span><text:span text:style-name="T2">1DRV.B</text:span><text:span text:style-name="T1"> pro kopírování na jediné mechanice</text:span></text:h>
      <text:p text:style-name="P4"><text:span text:style-name="T22">Tato utilita je primárně určena pro kopírování již komprimovaných dat (např. většina disket od </text:span><text:span text:style-name="T15">Proximy</text:span><text:span text:style-name="T22">) prostřednictvím jediné mechaniky. Utilita nejprve zaplní každý dostupný koutek RAM, VideoRAM a DRAM daty zdrojové diskety (pro přesný počet takto nabufrovaných sektorů vizte historii na konci dokumentu). Po vložení cílové diskety jsou sektory zapsány.</text:span></text:p>
      <text:p text:style-name="P3">Následuje detailní popis ovládání této utility.</text:p>
      <text:list xml:id="list5405145598666299472" text:style-name="L3">
        <text:list-item>
          <text:p text:style-name="P30">Bezprostředně po spuštění utilita pípne a v borderu se zobrazí zelená barva (Green). Pípání a změna barev v borderu jsou jediné prostředky, jakými utilita může komunikovat, protože později je obrazovka zcela obsazena daty ze zdrojové diskety. Výchozí zelená barva (Green) signalizuje požadavek vložení zdrojové diskety do mechaniky A a stiknutí klávesy. Tabulka 2 přehledně zobrazuje kompletní seznam barev v borderu a jejich význam.</text:p>
        </text:list-item>
        <text:list-item>
          <text:p text:style-name="P33"><text:span text:style-name="T12">Po stisku klávesy utilita přečte oficiální formát zdrojové diskety a vypíše jej – např. 16x10 znamená 16 cylindrů s 10 sektory na každé stopě (počet stran není zobrazen). Border přejde do azurové (Cyan) a utilita očekává buď potvrzení detekovaného formátu (stiskem klávesy </text:span><text:span text:style-name="T7">P</text:span><text:span text:style-name="T12"> jako "Proceed"), nebo jeho odmítnutí (jakoukoliv jinou klávesou). V případě odmítnutí utilita končí návratem zpět do Basicu. V Basicu je </text:span><text:soft-page-break/><text:span text:style-name="T12">možno utilitě „vnutit“ jiný než oficiální počet cylindrů zdrojové diskety (vizte niže odstaveček Další nastavení), nicméně počet sektorů takto změnit nelze.</text:span></text:p>
        </text:list-item>
        <text:list-item>
          <text:p text:style-name="P30">Po potvrzení formátu zdrojové diskety utilita přistoupí k přenosu dat. Jeho postup lze <text:s/>sledovat na zeleno-černém progress-baru, kde zelená představuje již zkopírovanou část diskety.</text:p>
        </text:list-item>
        <text:list-item>
          <text:p text:style-name="P30">Zaplní-li se veškerá paměť (nebo nabufrují-li se všechny zdrojové sektory), v borderu se zobrazí žlutá barva signalizující požadavek vložení cílové diskety do mechaniky A a stisknutí libovolné klávesy.</text:p>
        </text:list-item>
      </text:list>
      <text:h text:style-name="P41" text:outline-level="5">Další nastavení</text:h>
      <text:list xml:id="list7158864986744840249" text:style-name="L4">
        <text:list-item>
          <text:p text:style-name="P34"><text:span text:style-name="T22">POKE 16607,</text:span><text:span text:style-name="T15">A</text:span><text:span text:style-name="T22"><text:line-break/>Počet pokusů čtení/zápisu sektoru před ohlášením chyby; výchozí hodnota je 3.</text:span></text:p>
        </text:list-item>
        <text:list-item>
          <text:p text:style-name="P34"><text:span text:style-name="T22">POKE 16720,</text:span><text:span text:style-name="T15">C</text:span><text:span text:style-name="T17"><text:line-break/>Počet cylindrů na </text:span><text:span text:style-name="T19">cílovém</text:span><text:span text:style-name="T17"> disku v mechanice A</text:span><text:span text:style-name="T22">; výchozí hodnota je 80.</text:span></text:p>
        </text:list-item>
        <text:list-item>
          <text:p text:style-name="P34"><text:span text:style-name="T22">POKE 16721,</text:span><text:span text:style-name="T15">S</text:span><text:span text:style-name="T22"><text:line-break/>Počet sektorů na stopě </text:span><text:span text:style-name="T26">cílového</text:span><text:span text:style-name="T22"> disku v mechanice A; výchozí hodnota je 9.</text:span></text:p>
        </text:list-item>
        <text:list-item>
          <text:p text:style-name="P34"><text:span text:style-name="T22">POKE 16722,</text:span><text:span text:style-name="T15">X</text:span><text:span text:style-name="T22"><text:line-break/>Nenulové </text:span><text:span text:style-name="T15">X</text:span><text:span text:style-name="T22"> „přetíží“ oficiální informaci o počtu cylindrů na zdrojovém disku; to bývá užitečné při práci se 40-stopými disketami v mechanice D80 (v takovém případě jednoduše nastavte </text:span><text:span text:style-name="T15">X</text:span><text:span text:style-name="T22">=41 pro vyvarování se problémů v rutinách MDOSu); </text:span><text:span text:style-name="T15">X</text:span><text:span text:style-name="T22">=0 zruší předchozí přetížení a nechá utilitu získat počet cylindrů z boot sektoru; výchozí je 0.</text:span></text:p>
        </text:list-item>
      </text:list>
      <text:h text:style-name="P38" text:outline-level="1"><text:span text:style-name="T22">Použití utilit </text:span><text:span text:style-name="T15">1DRVLZW3*.B</text:span><text:span text:style-name="T22"> pro komprimované kopírování</text:span></text:h>
      <text:p text:style-name="P3">Tato utilita se snaží snížit počet výměn disket v jediné mechanice uložením zdrojových sektorů v paměti v komprimované podobě (použitím algoritmu LZW – vizte vývoj rychlosti v tabulce 1). Po stisku klávesy utilita tyto sektory dekomprimuje na cílový disk.</text:p>
      <text:p text:style-name="P3">Následuje detailní popis ovládání této utility.</text:p>
      <text:list xml:id="list42325340" text:continue-list="list5405145598666299472" text:style-name="L3">
        <text:list-item>
          <text:p text:style-name="P30">Bezprostředně po spuštění utilita pípne a v borderu se zobrazí zelená barva (Green). Pípání a změna barev v borderu jsou jediné prostředky, jakými utilita může komunikovat, protože později je obrazovka zcela zaplněna LZW slovníkem. Výchozí zelená barva (Green) signalizuje požadavek vložení zdrojové diskety do mechaniky A a stiknutí klávesy. Tabulka 2 přehledně zobrazuje kompletní seznam barev v borderu a jejich význam.</text:p>
        </text:list-item>
        <text:list-item>
          <text:p text:style-name="P33"><text:span text:style-name="T12">Po stisku klávesy utilita přečte oficiální formát zdrojové diskety a vypíše jej – např. 16x10 znamená 16 cylindrů s 10 sektory na každé stopě (počet stran není zobrazen). Border přejde do azurové (Cyan) a utilita očekává buď potvrzení detekovaného formátu (stiskem klávesy </text:span><text:span text:style-name="T7">P</text:span><text:span text:style-name="T12"> jako "Proceed"), nebo jeho odmítnutí (jakoukoliv jinou klávesou). V případě odmítnutí utilita končí návratem zpět do Basicu. V Basicu je možno utilitě „vnutit“ jiný než oficiální počet cylindrů zdrojové diskety (vizte niže odstaveček Další nastavení), nicméně počet sektorů takto změnit nelze.</text:span></text:p>
        </text:list-item>
        <text:list-item>
          <text:p text:style-name="P33"><text:span text:style-name="T12">Po potvrzení formátu zdrojové diskety utilita přistoupí k přenosu dat. Jeho postup lze sledovat na dvou zeleno-černých progress-barech. Horní progress-bar zobrazuje zaplněnost paměti komprimovanými daty, zatímco dolní představuje již zkopírovanou část zdrojové diskety. (Utilita se bezprostředně po spuštění sama zkopíruje do DRAM – netřeba tedy panikařit při pohledu jak sama sebe na obrazovce přepisuje. Po </text:span><text:soft-page-break/><text:span text:style-name="T12">skončení přenosu se utilita sama přesune opět na začátek VideoRAM, odkud může být případně znovu spuštěna.)</text:span></text:p>
        </text:list-item>
        <text:list-item>
          <text:p text:style-name="P30">Zaplní-li se veškerá paměť (nebo nabufrují-li se všechny zdrojové sektory), v borderu se zobrazí žlutá barva signalizující požadavek vložení cílové diskety do mechaniky A a stisknutí libovolné klávesy.</text:p>
        </text:list-item>
      </text:list>
      <text:h text:style-name="P41" text:outline-level="5">Další nastavení pro 1DRVLZW32.B (předchozí verze již nepodporovány)</text:h>
      <text:list xml:id="list42321143" text:continue-numbering="true" text:style-name="L3">
        <text:list-item>
          <text:p text:style-name="P35"><text:span text:style-name="T22">POKE 16552,</text:span><text:span text:style-name="T15">A</text:span><text:span text:style-name="T24">R</text:span><text:span text:style-name="T22"><text:line-break/>Počet pokusů čtení sektoru před ohlášením chyby; výchozí hodnota je 3.</text:span></text:p>
        </text:list-item>
        <text:list-item>
          <text:p text:style-name="P35"><text:span text:style-name="T22">POKE 17131,</text:span><text:span text:style-name="T15">A</text:span><text:span text:style-name="T24">W</text:span><text:span text:style-name="T22"><text:line-break/>Počet pokusů zápisu sektoru před ohlášením chyby; výchozí hodnota je 3.</text:span></text:p>
        </text:list-item>
        <text:list-item>
          <text:p text:style-name="P35"><text:span text:style-name="T22">POKE 17283,</text:span><text:span text:style-name="T15">C</text:span><text:span text:style-name="T17"><text:line-break/>Počet cylindrů na </text:span><text:span text:style-name="T19">cílovém</text:span><text:span text:style-name="T17"> disku v mechanice A; výchozí hodnota je 80.</text:span></text:p>
        </text:list-item>
        <text:list-item>
          <text:p text:style-name="P35"><text:span text:style-name="T22">POKE 17284,</text:span><text:span text:style-name="T15">S</text:span><text:span text:style-name="T22"><text:line-break/>Počet sektorů na stopě </text:span><text:span text:style-name="T26">cílového</text:span><text:span text:style-name="T22"> disku v mechanice A; výchozí hodnota je 9.</text:span></text:p>
        </text:list-item>
        <text:list-item>
          <text:p text:style-name="P35"><text:span text:style-name="T22">POKE 17285,</text:span><text:span text:style-name="T15">X</text:span><text:span text:style-name="T22"><text:line-break/>Nenulové </text:span><text:span text:style-name="T15">X</text:span><text:span text:style-name="T22"> „přetíží“ oficiální informaci o počtu cylindrů na zdrojovém disku; to bývá užitečné při práci se 40-stopými disketami v mechanice D80 (v takovém případě jednoduše nastavte </text:span><text:span text:style-name="T15">X</text:span><text:span text:style-name="T22">=41 pro vyvarování se problémů v rutinách MDOSu); </text:span><text:span text:style-name="T15">X</text:span><text:span text:style-name="T22">=0 zruší předchozí přetížení a nechá utilitu získat počet cylindrů z boot sektoru; výchozí je 0.</text:span></text:p>
        </text:list-item>
      </text:list>
      <text:h text:style-name="P40" text:outline-level="1"><text:span text:style-name="T22">Použití utility </text:span><text:span text:style-name="T15">2DRVS.B</text:span><text:span text:style-name="T22"> </text:span><text:span text:style-name="T1">pro kopírování na dvou mechanikách</text:span></text:h>
      <text:p text:style-name="P3">Tato utilita je určena pro kopírování na dvou mechanikách Didaktik. Během své činnosti zobrazuje veškeré potřebné instrukce (včetně návodu na použití a chyb diskety/mechaniky zobrazených prostřednictvím standardních hlášení MDOSu) a její detailní popis je zde proto zbytečný.</text:p>
      <text:h text:style-name="P41" text:outline-level="5">Další nastavení</text:h>
      <text:list xml:id="list42330198" text:continue-numbering="true" text:style-name="L3">
        <text:list-item>
          <text:p text:style-name="P35"><text:span text:style-name="T22">POKE 16630,</text:span><text:span text:style-name="T15">A</text:span><text:span text:style-name="T22"><text:line-break/>Počet pokusů čtení/zápisu sektoru před ohlášením chyby; výchozí hodnota je 3.</text:span></text:p>
        </text:list-item>
        <text:list-item>
          <text:p text:style-name="P35"><text:span text:style-name="T22">POKE 16753,</text:span><text:span text:style-name="T15">C</text:span><text:span text:style-name="T17"><text:line-break/>Počet cylindrů na </text:span><text:span text:style-name="T19">cílovém</text:span><text:span text:style-name="T17"> disku v mechanice A; výchozí hodnota je 80.</text:span></text:p>
        </text:list-item>
        <text:list-item>
          <text:p text:style-name="P35"><text:span text:style-name="T22">POKE 16754,</text:span><text:span text:style-name="T15">S</text:span><text:span text:style-name="T22"><text:line-break/>Počet sektorů na stopě </text:span><text:span text:style-name="T26">cílového</text:span><text:span text:style-name="T22"> disku v mechanice A; výchozí hodnota je 9.</text:span></text:p>
        </text:list-item>
        <text:list-item>
          <text:p text:style-name="P36"><text:span text:style-name="T22">POKE 16755,</text:span><text:span text:style-name="T15">X</text:span><text:span text:style-name="T22"><text:line-break/>Nenulové </text:span><text:span text:style-name="T15">X</text:span><text:span text:style-name="T22"> „přetíží“ oficiální informaci o počtu cylindrů na zdrojovém disku; to bývá užitečné při práci se 40-stopými disketami v mechanice D80 (v takovém případě jednoduše nastavte </text:span><text:span text:style-name="T15">X</text:span><text:span text:style-name="T22">=41 pro vyvarování se problémů v rutinách MDOSu); </text:span><text:span text:style-name="T15">X</text:span><text:span text:style-name="T22">=0 zruší předchozí přetížení a nechá utilitu získat počet cylindrů z boot sektoru; výchozí je 0.</text:span></text:p>
        </text:list-item>
      </text:list>
      <text:h text:style-name="P39" text:outline-level="1">Technická omezení a další vývoj</text:h>
      <text:p text:style-name="P4"><text:span text:style-name="T22">Přestože každá z utilit byla optimalizována na maximální možný výkon, v každé z nich zůstává několik drobností, které by bylo dobré dokončit. V první řadě žádná z utilit </text:span><text:span text:style-name="T15">1DRV*.B</text:span><text:span text:style-name="T22"> </text:span><text:soft-page-break/><text:span text:style-name="T22">nezpracovává chyby mechaniky (např. disk není vložen apod.) – částečně proto, že rutiny MDOSu 1.0 jsou napsány chaoticky (přestože volají podrutinu, která chyby detekuje, nevyhodnocují pak její výsledek) a částečně proto, že jsem nechtěl ztrácet čas implementací vlastních rutin na testování chyb (jedná se tedy o „rest,“ který bude v budoucích verzích napraven, pokud pro rutinky zbyde dostatek místa). A v druhé řadě žádná z utilit nevyužívá rozšířenou pamět 128k –</text:span><text:span text:style-name="T3"> to nicm</text:span><text:span text:style-name="T22">éně nepovažuji za zásadní, protože drtivá většina dobových programů pro didaktik využívala pouze standardních 48k RAM.</text:span></text:p>
      <text:h text:style-name="P39" text:outline-level="1">Historie verzí</text:h>
      <text:list xml:id="list2371925906074352890" text:style-name="L5">
        <text:list-item>
          <text:p text:style-name="P32">Projekt uzavřen.</text:p>
        </text:list-item>
        <text:list-item>
          <text:p text:style-name="P31">1.6 (listopad 2015)<text:line-break/>– optimalizace a vylepšení všech utilit<text:line-break/>– vylepšena dokumentace</text:p>
        </text:list-item>
        <text:list-item>
          <text:p text:style-name="P31">1.5 (říjen 2014)<text:line-break/>– opravena chyba detekce jednostranné diskety<text:line-break/>– přidány Poke na změnu počtu cylindrů zdrojové diskety<text:line-break/>– drobná vylepšení LZW komprese a dekomprese, ústící v prakticky stejné časy jako u předchozí verze 3 (vizte verzi 3.1 v tabulce 1)<text:line-break/>– vylepšena (a opravena) dokumentace</text:p>
        </text:list-item>
        <text:list-item>
          <text:p text:style-name="P31">1.4 (červenec 2014)<text:line-break/>– vylepšena LZW komprese (vizte verzi 3 v tabulce 1)</text:p>
        </text:list-item>
        <text:list-item>
          <text:p text:style-name="P31">1.3 (červen 2014)<text:line-break/>– vylepšena LZW komprese (vizte verzi 2 v tabulce 1)<text:line-break/>– vylepšena utilita na nekomprimovaný přenos na jediné mechanice (97 zdrojových sektorů najednou)<text:line-break/>– změněno potvrzení detekovaného formátu z klávesy Y na P (z důvodu konzistence s ostatními hlášeními MDOSu, ve kterých "P=Proceed")</text:p>
        </text:list-item>
        <text:list-item>
          <text:p text:style-name="P31">1.2 (květen 2014)<text:line-break/>– upravena utilita pro nekomprimovaný přenos na jediné mechanice (96 zdrojových sektorů najednou)</text:p>
        </text:list-item>
        <text:list-item>
          <text:p text:style-name="P31">1.1 (květen 2014)<text:line-break/>– přidána utilita pro nekomprimovaný přenos na jediné mechanice (81 zdrojových sektorů najednou)<text:line-break/>– vylepšen textový výstup ve všech utilitách</text:p>
        </text:list-item>
        <text:list-item>
          <text:p text:style-name="P31">1.0 (březen 2014)<text:line-break/>– první release, 10-bitová LZW komprese, chybí testování chyb diskety a mechaniky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3" svg:font-family="Arial" style:font-family-generic="swiss"/>
    <style:font-face style:name="Arial CE" svg:font-family="'Arial CE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0799in" fo:orphans="2" fo:widows="2"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 style:master-page-name="">
      <style:paragraph-properties fo:margin-top="0.0201in" fo:margin-bottom="0.0201in" style:page-number="auto"/>
      <style:text-properties style:font-name="Arial1" fo:font-size="11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25in" fo:margin-bottom="0.2in" fo:text-indent="0in" style:auto-text-indent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rame_20_contents" style:display-name="Frame contents" style:family="paragraph" style:parent-style-name="Standard" style:class="extra" style:master-page-name="">
      <style:paragraph-properties style:page-number="auto"/>
      <style:text-properties style:font-name="Arial2" fo:font-size="10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 style:master-page-name="">
      <style:paragraph-properties fo:margin-left="0.1965in" fo:margin-right="0in" fo:text-indent="-0.1965in" style:auto-text-indent="false" style:page-number="auto" text:number-lines="false" text:line-number="0">
        <style:tab-stops/>
      </style:paragraph-properties>
      <style:text-properties fo:font-size="8pt" fo:font-style="italic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1.75in" fo:margin-left="1.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1.5925in" fo:margin-left="1.7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1.4354in" fo:margin-left="1.75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1.278in" fo:margin-left="1.7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1.1201in" fo:margin-left="1.7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9626in" fo:margin-left="1.7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8055in" fo:margin-left="1.75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648in" fo:margin-left="1.7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4902in" fo:margin-left="1.7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3327in" fo:margin-left="1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07T16:02:23.25</meta:creation-date>
    <dc:date>2019-10-23T22:11:22.87</dc:date>
    <meta:editing-duration>PT13H9M8S</meta:editing-duration>
    <meta:editing-cycles>297</meta:editing-cycles>
    <meta:generator>OpenOffice/4.1.3$Win32 OpenOffice.org_project/413m1$Build-9783</meta:generator>
    <meta:print-date>2019-10-23T21:55:06.67</meta:print-date>
    <meta:document-statistic meta:table-count="2" meta:image-count="0" meta:object-count="0" meta:page-count="6" meta:paragraph-count="163" meta:word-count="1958" meta:character-count="12990"/>
  </office:meta>
</office:document-meta>
</file>